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3"/>
          <table:table-cell office:value-type="string" calcext:value-type="string" table:number-columns-spanned="3" table:number-rows-spanned="1">
            <text:p>Ant-Q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  <table:table-cell table:style-name="ce9" office:value-type="string" calcext:value-type="string">
            <text:p>OptimalTour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Best</text:p>
          </table:table-cell>
          <table:table-cell table:style-name="ce9" office:value-type="string" calcext:value-type="string">
            <text:p>% Avg Dist</text:p>
          </table:table-cell>
          <table:table-cell table:style-name="ce9" office:value-type="string" calcext:value-type="string">
            <text:p>% Best Dist</text:p>
          </table:table-cell>
          <table:table-cell table:style-name="ce9"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  <table:table-cell table:style-name="ce9" office:value-type="float" office:value="6656" calcext:value-type="float">
            <text:p>6656.00</text:p>
          </table:table-cell>
          <table:table-cell table:style-name="ce9" office:value-type="float" office:value="6663.9905578449" calcext:value-type="float">
            <text:p>6663.99</text:p>
          </table:table-cell>
          <table:table-cell table:style-name="ce9" office:value-type="float" office:value="4.16180130885778" calcext:value-type="float">
            <text:p>4.16</text:p>
          </table:table-cell>
          <table:table-cell table:style-name="ce9" office:value-type="float" office:value="6659.43153293146" calcext:value-type="float">
            <text:p>6659.43</text:p>
          </table:table-cell>
          <table:table-cell table:style-name="ce9" office:value-type="float" office:value="0.120050448390867" calcext:value-type="float">
            <text:p>0.12</text:p>
          </table:table-cell>
          <table:table-cell table:style-name="ce9" office:value-type="float" office:value="0.0515554827443519" calcext:value-type="float">
            <text:p>0.05</text:p>
          </table:table-cell>
          <table:table-cell table:style-name="ce9"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  <table:table-cell table:style-name="ce9" office:value-type="float" office:value="7542" calcext:value-type="float">
            <text:p>7542.00</text:p>
          </table:table-cell>
          <table:table-cell table:style-name="ce9" office:value-type="float" office:value="7666.16829401388" calcext:value-type="float">
            <text:p>7666.17</text:p>
          </table:table-cell>
          <table:table-cell table:style-name="ce9" office:value-type="float" office:value="113.874912707113" calcext:value-type="float">
            <text:p>113.87</text:p>
          </table:table-cell>
          <table:table-cell table:style-name="ce9" office:value-type="float" office:value="7548.99271002418" calcext:value-type="float">
            <text:p>7548.99</text:p>
          </table:table-cell>
          <table:table-cell table:style-name="ce9" office:value-type="float" office:value="1.64635765067467" calcext:value-type="float">
            <text:p>1.65</text:p>
          </table:table-cell>
          <table:table-cell table:style-name="ce9" office:value-type="float" office:value="0.0927169189098539" calcext:value-type="float">
            <text:p>0.09</text:p>
          </table:table-cell>
          <table:table-cell table:style-name="ce9"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  <table:table-cell table:style-name="ce9" office:value-type="float" office:value="6110" calcext:value-type="float">
            <text:p>6110.00</text:p>
          </table:table-cell>
          <table:table-cell table:style-name="ce9" office:value-type="float" office:value="6491.31002832474" calcext:value-type="float">
            <text:p>6491.31</text:p>
          </table:table-cell>
          <table:table-cell table:style-name="ce9" office:value-type="float" office:value="70.0137714813423" calcext:value-type="float">
            <text:p>70.01</text:p>
          </table:table-cell>
          <table:table-cell table:style-name="ce9" office:value-type="float" office:value="6383.42" calcext:value-type="float">
            <text:p>6383.42</text:p>
          </table:table-cell>
          <table:table-cell table:style-name="ce9" office:value-type="float" office:value="6.24075332773719" calcext:value-type="float">
            <text:p>6.24</text:p>
          </table:table-cell>
          <table:table-cell table:style-name="ce9" office:value-type="float" office:value="4.47495908346972" calcext:value-type="float">
            <text:p>4.47</text:p>
          </table:table-cell>
          <table:table-cell table:style-name="ce9"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  <table:table-cell table:number-columns-repeated="2"/>
          <table:table-cell table:style-name="ce9" office:value-type="float" office:value="15780" calcext:value-type="float">
            <text:p>15780.00</text:p>
          </table:table-cell>
          <table:table-cell table:style-name="ce9" office:value-type="float" office:value="17075.805147203" calcext:value-type="float">
            <text:p>17075.81</text:p>
          </table:table-cell>
          <table:table-cell table:style-name="ce9" office:value-type="float" office:value="39.6901238937276" calcext:value-type="float">
            <text:p>39.69</text:p>
          </table:table-cell>
          <table:table-cell table:style-name="ce9" office:value-type="float" office:value="17032.7521476058" calcext:value-type="float">
            <text:p>17032.75</text:p>
          </table:table-cell>
          <table:table-cell table:style-name="ce9" office:value-type="float" office:value="8.21169294805442" calcext:value-type="float">
            <text:p>8.21</text:p>
          </table:table-cell>
          <table:table-cell table:style-name="ce9" office:value-type="float" office:value="7.93886025098755" calcext:value-type="float">
            <text:p>7.94</text:p>
          </table:table-cell>
          <table:table-cell table:style-name="ce9"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8"/>
          <table:table-cell table:style-name="ce9" office:value-type="float" office:value="259054" calcext:value-type="float">
            <text:p>259054.00</text:p>
          </table:table-cell>
          <table:table-cell table:style-name="ce9"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12:.B16])" office:value-type="float" office:value="6763.03495595881" calcext:value-type="float">
            <text:p>6763.03</text:p>
          </table:table-cell>
          <table:table-cell table:formula="of:=STDEV([.B12:.B16])" office:value-type="float" office:value="75.1578490326043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9" calcext:value-type="float">
            <text:p>1.61</text:p>
          </table:table-cell>
          <table:table-cell table:formula="of:=([.D19]-[.H19])/[.H19]*100" office:value-type="float" office:value="0.781803869035313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653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2972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29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7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418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4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2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7315.036268882" calcext:value-type="float">
            <text:p>17315.04</text:p>
          </table:table-cell>
          <table:table-cell table:number-columns-repeated="6"/>
          <table:table-cell office:value-type="float" office:value="17083.7252016919" calcext:value-type="float">
            <text:p>17083.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235.4392438097" calcext:value-type="float">
            <text:p>17235.44</text:p>
          </table:table-cell>
          <table:table-cell table:number-columns-repeated="6"/>
          <table:table-cell office:value-type="float" office:value="17032.7521476058" calcext:value-type="float">
            <text:p>17032.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61.7753393955" calcext:value-type="float">
            <text:p>17461.78</text:p>
          </table:table-cell>
          <table:table-cell table:number-columns-repeated="6"/>
          <table:table-cell office:value-type="float" office:value="17110.9380923112" calcext:value-type="float">
            <text:p>17110.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492.6761232543" calcext:value-type="float">
            <text:p>17492.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7355.6529124801" calcext:value-type="float">
            <text:p>17355.65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42:.B45])" office:value-type="float" office:value="17376.2317438354" calcext:value-type="float">
            <text:p>17376.23</text:p>
          </table:table-cell>
          <table:table-cell table:formula="of:=STDEV([.B42:.B46])" office:value-type="float" office:value="105.810213469454" calcext:value-type="float">
            <text:p>105.81</text:p>
          </table:table-cell>
          <table:table-cell table:formula="of:=MIN([.B42:.B46])" office:value-type="float" office:value="17235.4392438097" calcext:value-type="float">
            <text:p>17235.44</text:p>
          </table:table-cell>
          <table:table-cell table:formula="of:=([.B49]-[.H49])/[.H49]*100" office:value-type="float" office:value="10.1155370331773" calcext:value-type="float">
            <text:p>10.12</text:p>
          </table:table-cell>
          <table:table-cell table:formula="of:=([.D49]-[.H49])/[.H49]*100" office:value-type="float" office:value="9.22331586698191" calcext:value-type="float">
            <text:p>9.22</text:p>
          </table:table-cell>
          <table:table-cell table:formula="of:=65*60" office:value-type="float" office:value="3900" calcext:value-type="float">
            <text:p>3900.00</text:p>
          </table:table-cell>
          <table:table-cell office:value-type="float" office:value="15780" calcext:value-type="float">
            <text:p>15780.00</text:p>
          </table:table-cell>
          <table:table-cell table:formula="of:=AVERAGE([.I42:.I46])" office:value-type="float" office:value="17075.805147203" calcext:value-type="float">
            <text:p>17075.81</text:p>
          </table:table-cell>
          <table:table-cell table:formula="of:=STDEV([.I42:.I46])" office:value-type="float" office:value="39.6901238937276" calcext:value-type="float">
            <text:p>39.69</text:p>
          </table:table-cell>
          <table:table-cell table:formula="of:=MIN([.I42:.I46])" office:value-type="float" office:value="17032.7521476058" calcext:value-type="float">
            <text:p>17032.75</text:p>
          </table:table-cell>
          <table:table-cell table:formula="of:=([.I49]-[.P49])/[.P49]*100" office:value-type="float" office:value="8.21169294805442" calcext:value-type="float">
            <text:p>8.21</text:p>
          </table:table-cell>
          <table:table-cell table:formula="of:=([.K49]-[.P49])/[.P49]*100" office:value-type="float" office:value="7.93886025098755" calcext:value-type="float">
            <text:p>7.94</text:p>
          </table:table-cell>
          <table:table-cell table:formula="of:=48*60" office:value-type="float" office:value="2880" calcext:value-type="float">
            <text:p>2880.00</text:p>
          </table:table-cell>
          <table:table-cell/>
          <table:table-cell table:style-name="ce9" office:value-type="float" office:value="15780" calcext:value-type="float">
            <text:p>15780.00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9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6"/>
          <table:table-cell office:value-type="float" office:value="319174.01081843" calcext:value-type="float">
            <text:p>319174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6"/>
          <table:table-cell office:value-type="float" office:value="320805.471662845" calcext:value-type="float">
            <text:p>320805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6"/>
          <table:table-cell office:value-type="float" office:value="318960" calcext:value-type="float">
            <text:p>318960.00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  <table:table-cell table:number-columns-repeated="7"/>
        </table:table-row>
        <table:table-row table:style-name="ro1">
          <table:table-cell/>
          <table:table-cell table:formula="of:=AVERAGE([.B53:.B56])" office:value-type="float" office:value="337976.613988369" calcext:value-type="float">
            <text:p>337976.61</text:p>
          </table:table-cell>
          <table:table-cell table:formula="of:=STDEV([.B53:.B57])" office:value-type="float" office:value="833.962872734073" calcext:value-type="float">
            <text:p>833.96</text:p>
          </table:table-cell>
          <table:table-cell table:formula="of:=MIN([.B53:.B57])" office:value-type="float" office:value="337309.959251144" calcext:value-type="float">
            <text:p>337309.96</text:p>
          </table:table-cell>
          <table:table-cell table:formula="of:=([.B60]-[.H60])/[.H60]*100" office:value-type="float" office:value="30.4656998109927" calcext:value-type="float">
            <text:p>30.47</text:p>
          </table:table-cell>
          <table:table-cell table:formula="of:=([.D60]-[.H60])/[.H60]*100" office:value-type="float" office:value="30.2083578138705" calcext:value-type="float">
            <text:p>30.21</text:p>
          </table:table-cell>
          <table:table-cell table:formula="of:=153*60" office:value-type="float" office:value="9180" calcext:value-type="float">
            <text:p>9180.00</text:p>
          </table:table-cell>
          <table:table-cell office:value-type="float" office:value="259054" calcext:value-type="float">
            <text:p>259054.00</text:p>
          </table:table-cell>
          <table:table-cell table:formula="of:=AVERAGE([.I53:.I57])" office:value-type="float" office:value="319646.494160425" calcext:value-type="float">
            <text:p>319646.49</text:p>
          </table:table-cell>
          <table:table-cell table:formula="of:=STDEV([.I53:.I57])" office:value-type="float" office:value="1009.39179506191" calcext:value-type="float">
            <text:p>1009.39</text:p>
          </table:table-cell>
          <table:table-cell table:formula="of:=MIN([.I53:.I57])" office:value-type="float" office:value="318960" calcext:value-type="float">
            <text:p>318960.00</text:p>
          </table:table-cell>
          <table:table-cell table:formula="of:=([.I60]-[.P60])/[.P60]*100" office:value-type="float" office:value="23.3899087296182" calcext:value-type="float">
            <text:p>23.39</text:p>
          </table:table-cell>
          <table:table-cell table:formula="of:=([.K60]-[.P60])/[.P60]*100" office:value-type="float" office:value="23.124908320273" calcext:value-type="float">
            <text:p>23.12</text:p>
          </table:table-cell>
          <table:table-cell table:number-columns-repeated="2"/>
          <table:table-cell table:style-name="ce9" office:value-type="float" office:value="259054" calcext:value-type="float">
            <text:p>259054.0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3" table:default-cell-style-name="ce9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Avg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</table:table-row>
        <table:table-row table:style-name="ro1">
          <table:table-cell office:value-type="string" calcext:value-type="string">
            <text:p>Dj38 (1000 it)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</table:table-row>
        <table:table-row table:style-name="ro1">
          <table:table-cell office:value-type="string" calcext:value-type="string">
            <text:p>Berlin52 (1000 it)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</table:table-row>
        <table:table-row table:style-name="ro1">
          <table:table-cell office:value-type="string" calcext:value-type="string">
            <text:p>Ch130 (500 it)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table:formula="of:=154*60" office:value-type="float" office:value="9240" calcext:value-type="float">
            <text:p>9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</table:table-row>
        <table:table-row table:style-name="ro1">
          <table:table-cell office:value-type="string" calcext:value-type="string">
            <text:p>D198 (100 it)</text:p>
          </table:table-cell>
          <table:table-cell office:value-type="float" office:value="15780" calcext:value-type="float">
            <text:p>15780.00</text:p>
          </table:table-cell>
          <table:table-cell office:value-type="float" office:value="17376.2317438354" calcext:value-type="float">
            <text:p>17376.23</text:p>
          </table:table-cell>
          <table:table-cell office:value-type="float" office:value="105.810213469454" calcext:value-type="float">
            <text:p>105.81</text:p>
          </table:table-cell>
          <table:table-cell office:value-type="float" office:value="17235.4392438097" calcext:value-type="float">
            <text:p>17235.44</text:p>
          </table:table-cell>
          <table:table-cell office:value-type="float" office:value="10.1155370331773" calcext:value-type="float">
            <text:p>10.12</text:p>
          </table:table-cell>
          <table:table-cell office:value-type="float" office:value="9.22331586698191" calcext:value-type="float">
            <text:p>9.22</text:p>
          </table:table-cell>
          <table:table-cell office:value-type="float" office:value="6540" calcext:value-type="float">
            <text:p>6540.00</text:p>
          </table:table-cell>
          <table:table-cell office:value-type="float" office:value="17075.805147203" calcext:value-type="float">
            <text:p>17075.81</text:p>
          </table:table-cell>
          <table:table-cell office:value-type="float" office:value="39.6901238937276" calcext:value-type="float">
            <text:p>39.69</text:p>
          </table:table-cell>
          <table:table-cell office:value-type="float" office:value="17032.7521476058" calcext:value-type="float">
            <text:p>17032.75</text:p>
          </table:table-cell>
          <table:table-cell office:value-type="float" office:value="8.21169294805442" calcext:value-type="float">
            <text:p>8.21</text:p>
          </table:table-cell>
          <table:table-cell office:value-type="float" office:value="7.93886025098755" calcext:value-type="float">
            <text:p>7.94</text:p>
          </table:table-cell>
          <table:table-cell office:value-type="float" office:value="2880" calcext:value-type="float">
            <text:p>2880.00</text:p>
          </table:table-cell>
        </table:table-row>
        <table:table-row table:style-name="ro1">
          <table:table-cell office:value-type="string" calcext:value-type="string">
            <text:p>Pr1002 (10 it)</text:p>
          </table:table-cell>
          <table:table-cell office:value-type="float" office:value="259054" calcext:value-type="float">
            <text:p>259054.00</text:p>
          </table:table-cell>
          <table:table-cell office:value-type="float" office:value="337976.613988369" calcext:value-type="float">
            <text:p>337976.61</text:p>
          </table:table-cell>
          <table:table-cell office:value-type="float" office:value="833.962872734073" calcext:value-type="float">
            <text:p>833.96</text:p>
          </table:table-cell>
          <table:table-cell office:value-type="float" office:value="337309.959251144" calcext:value-type="float">
            <text:p>337309.96</text:p>
          </table:table-cell>
          <table:table-cell office:value-type="float" office:value="30.4656998109927" calcext:value-type="float">
            <text:p>30.47</text:p>
          </table:table-cell>
          <table:table-cell office:value-type="float" office:value="30.2083578138705" calcext:value-type="float">
            <text:p>30.21</text:p>
          </table:table-cell>
          <table:table-cell office:value-type="float" office:value="6180" calcext:value-type="float">
            <text:p>6180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5:55:03.544801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20T15:57:08.442463596</dc:date>
    <meta:editing-duration>PT2H39M28S</meta:editing-duration>
    <meta:editing-cycles>48</meta:editing-cycles>
    <meta:generator>LibreOffice/6.0.7.3$Linux_X86_64 LibreOffice_project/00m0$Build-3</meta:generator>
    <meta:document-statistic meta:table-count="2" meta:cell-count="388" meta:object-count="0"/>
  </office:meta>
</office:document-meta>
</file>